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4-12-13 00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56968" calcext:value-type="float">
            <text:p>103.75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4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4536" calcext:value-type="float">
            <text:p>103.8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4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97176" calcext:value-type="float">
            <text:p>103.89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4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17928" calcext:value-type="float">
            <text:p>103.81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4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17928" calcext:value-type="float">
            <text:p>103.81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4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33168" calcext:value-type="float">
            <text:p>103.83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4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17928" calcext:value-type="float">
            <text:p>103.81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4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20976" calcext:value-type="float">
            <text:p>103.82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4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33168" calcext:value-type="float">
            <text:p>103.83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4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20976" calcext:value-type="float">
            <text:p>103.82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4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3012" calcext:value-type="float">
            <text:p>103.83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4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36216" calcext:value-type="float">
            <text:p>103.83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4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33168" calcext:value-type="float">
            <text:p>103.83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4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33168" calcext:value-type="float">
            <text:p>103.83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4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20976" calcext:value-type="float">
            <text:p>103.82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4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02688" calcext:value-type="float">
            <text:p>103.80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4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36216" calcext:value-type="float">
            <text:p>103.83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4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57552" calcext:value-type="float">
            <text:p>103.85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4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11832" calcext:value-type="float">
            <text:p>103.81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4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93544" calcext:value-type="float">
            <text:p>103.79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4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20976" calcext:value-type="float">
            <text:p>103.82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4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57552" calcext:value-type="float">
            <text:p>103.85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4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84984" calcext:value-type="float">
            <text:p>103.88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4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51456" calcext:value-type="float">
            <text:p>103.85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4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17928" calcext:value-type="float">
            <text:p>103.81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4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90496" calcext:value-type="float">
            <text:p>103.79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4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87448" calcext:value-type="float">
            <text:p>103.78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4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63064" calcext:value-type="float">
            <text:p>103.76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4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96592" calcext:value-type="float">
            <text:p>103.79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4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48408" calcext:value-type="float">
            <text:p>103.84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4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1488" calcext:value-type="float">
            <text:p>103.8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4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1488" calcext:value-type="float">
            <text:p>103.8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4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24024" calcext:value-type="float">
            <text:p>103.82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4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20976" calcext:value-type="float">
            <text:p>103.82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4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606" calcext:value-type="float">
            <text:p>103.86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4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66696" calcext:value-type="float">
            <text:p>103.86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4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05736" calcext:value-type="float">
            <text:p>103.80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4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27072" calcext:value-type="float">
            <text:p>103.82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4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3012" calcext:value-type="float">
            <text:p>103.83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4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60016" calcext:value-type="float">
            <text:p>103.76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4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81352" calcext:value-type="float">
            <text:p>103.78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4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9964" calcext:value-type="float">
            <text:p>103.79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4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33168" calcext:value-type="float">
            <text:p>103.83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4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51456" calcext:value-type="float">
            <text:p>103.85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4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81352" calcext:value-type="float">
            <text:p>103.78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4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72208" calcext:value-type="float">
            <text:p>103.77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4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1488" calcext:value-type="float">
            <text:p>103.8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4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39264" calcext:value-type="float">
            <text:p>103.83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4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20976" calcext:value-type="float">
            <text:p>103.82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4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9964" calcext:value-type="float">
            <text:p>103.79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4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24024" calcext:value-type="float">
            <text:p>103.82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4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3012" calcext:value-type="float">
            <text:p>103.83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4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4536" calcext:value-type="float">
            <text:p>103.8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4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7584" calcext:value-type="float">
            <text:p>103.8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4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57552" calcext:value-type="float">
            <text:p>103.85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4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90496" calcext:value-type="float">
            <text:p>103.79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4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66112" calcext:value-type="float">
            <text:p>103.76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4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9964" calcext:value-type="float">
            <text:p>103.79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4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17928" calcext:value-type="float">
            <text:p>103.81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4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24024" calcext:value-type="float">
            <text:p>103.82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4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20976" calcext:value-type="float">
            <text:p>103.82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4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36216" calcext:value-type="float">
            <text:p>103.83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4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42312" calcext:value-type="float">
            <text:p>103.84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4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36216" calcext:value-type="float">
            <text:p>103.83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4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24024" calcext:value-type="float">
            <text:p>103.82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4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9964" calcext:value-type="float">
            <text:p>103.79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4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24024" calcext:value-type="float">
            <text:p>103.82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4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39264" calcext:value-type="float">
            <text:p>103.83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4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27072" calcext:value-type="float">
            <text:p>103.82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4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96592" calcext:value-type="float">
            <text:p>103.79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4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17928" calcext:value-type="float">
            <text:p>103.81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4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3012" calcext:value-type="float">
            <text:p>103.83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4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3012" calcext:value-type="float">
            <text:p>103.83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4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17928" calcext:value-type="float">
            <text:p>103.81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4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02688" calcext:value-type="float">
            <text:p>103.80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4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96592" calcext:value-type="float">
            <text:p>103.79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4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9964" calcext:value-type="float">
            <text:p>103.79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4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90496" calcext:value-type="float">
            <text:p>103.79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4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96592" calcext:value-type="float">
            <text:p>103.79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4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02688" calcext:value-type="float">
            <text:p>103.80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4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20976" calcext:value-type="float">
            <text:p>103.82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4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17928" calcext:value-type="float">
            <text:p>103.81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4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9964" calcext:value-type="float">
            <text:p>103.79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4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08784" calcext:value-type="float">
            <text:p>103.80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4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08784" calcext:value-type="float">
            <text:p>103.80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4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1488" calcext:value-type="float">
            <text:p>103.8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4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96592" calcext:value-type="float">
            <text:p>103.79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4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02688" calcext:value-type="float">
            <text:p>103.80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4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24024" calcext:value-type="float">
            <text:p>103.82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4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9964" calcext:value-type="float">
            <text:p>103.79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4-09-12 20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47824" calcext:value-type="float">
            <text:p>103.74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4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60016" calcext:value-type="float">
            <text:p>103.76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4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87448" calcext:value-type="float">
            <text:p>103.78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4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05736" calcext:value-type="float">
            <text:p>103.80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4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93544" calcext:value-type="float">
            <text:p>103.79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4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05736" calcext:value-type="float">
            <text:p>103.80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4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1488" calcext:value-type="float">
            <text:p>103.8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4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08784" calcext:value-type="float">
            <text:p>103.80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4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11832" calcext:value-type="float">
            <text:p>103.81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4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08784" calcext:value-type="float">
            <text:p>103.80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4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08784" calcext:value-type="float">
            <text:p>103.80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4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02688" calcext:value-type="float">
            <text:p>103.80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4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11832" calcext:value-type="float">
            <text:p>103.81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4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20976" calcext:value-type="float">
            <text:p>103.82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4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1488" calcext:value-type="float">
            <text:p>103.8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4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08784" calcext:value-type="float">
            <text:p>103.80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4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11832" calcext:value-type="float">
            <text:p>103.81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4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3012" calcext:value-type="float">
            <text:p>103.83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4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24024" calcext:value-type="float">
            <text:p>103.82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4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24024" calcext:value-type="float">
            <text:p>103.82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4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02688" calcext:value-type="float">
            <text:p>103.80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4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02688" calcext:value-type="float">
            <text:p>103.80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4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3012" calcext:value-type="float">
            <text:p>103.83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4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1488" calcext:value-type="float">
            <text:p>103.8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4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17928" calcext:value-type="float">
            <text:p>103.81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4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27072" calcext:value-type="float">
            <text:p>103.82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4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05736" calcext:value-type="float">
            <text:p>103.80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4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05736" calcext:value-type="float">
            <text:p>103.80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4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02688" calcext:value-type="float">
            <text:p>103.80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4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1488" calcext:value-type="float">
            <text:p>103.8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4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02688" calcext:value-type="float">
            <text:p>103.80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4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11832" calcext:value-type="float">
            <text:p>103.81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4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36216" calcext:value-type="float">
            <text:p>103.83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4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08784" calcext:value-type="float">
            <text:p>103.80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4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96592" calcext:value-type="float">
            <text:p>103.79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4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9964" calcext:value-type="float">
            <text:p>103.79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4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39264" calcext:value-type="float">
            <text:p>103.83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4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24024" calcext:value-type="float">
            <text:p>103.82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4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11832" calcext:value-type="float">
            <text:p>103.81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4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93544" calcext:value-type="float">
            <text:p>103.79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4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08784" calcext:value-type="float">
            <text:p>103.80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4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42312" calcext:value-type="float">
            <text:p>103.84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4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48408" calcext:value-type="float">
            <text:p>103.84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4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17928" calcext:value-type="float">
            <text:p>103.81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4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1488" calcext:value-type="float">
            <text:p>103.8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4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24024" calcext:value-type="float">
            <text:p>103.82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4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05736" calcext:value-type="float">
            <text:p>103.80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4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844" calcext:value-type="float">
            <text:p>103.7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4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05736" calcext:value-type="float">
            <text:p>103.80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4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42312" calcext:value-type="float">
            <text:p>103.84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4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48408" calcext:value-type="float">
            <text:p>103.84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4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1488" calcext:value-type="float">
            <text:p>103.8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4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05736" calcext:value-type="float">
            <text:p>103.80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4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17928" calcext:value-type="float">
            <text:p>103.81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4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17928" calcext:value-type="float">
            <text:p>103.81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4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27072" calcext:value-type="float">
            <text:p>103.82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4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3012" calcext:value-type="float">
            <text:p>103.83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4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20976" calcext:value-type="float">
            <text:p>103.82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4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17928" calcext:value-type="float">
            <text:p>103.81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4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39264" calcext:value-type="float">
            <text:p>103.83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4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606" calcext:value-type="float">
            <text:p>103.86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4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42312" calcext:value-type="float">
            <text:p>103.84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4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27072" calcext:value-type="float">
            <text:p>103.82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4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3012" calcext:value-type="float">
            <text:p>103.83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4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27072" calcext:value-type="float">
            <text:p>103.82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4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08784" calcext:value-type="float">
            <text:p>103.80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4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90496" calcext:value-type="float">
            <text:p>103.79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4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1488" calcext:value-type="float">
            <text:p>103.8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4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17928" calcext:value-type="float">
            <text:p>103.81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4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05736" calcext:value-type="float">
            <text:p>103.80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4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33168" calcext:value-type="float">
            <text:p>103.83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4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27072" calcext:value-type="float">
            <text:p>103.82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4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02688" calcext:value-type="float">
            <text:p>103.80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4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27072" calcext:value-type="float">
            <text:p>103.82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4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39264" calcext:value-type="float">
            <text:p>103.83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4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3012" calcext:value-type="float">
            <text:p>103.83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4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9964" calcext:value-type="float">
            <text:p>103.79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4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9964" calcext:value-type="float">
            <text:p>103.79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4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3012" calcext:value-type="float">
            <text:p>103.83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4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36216" calcext:value-type="float">
            <text:p>103.83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4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36216" calcext:value-type="float">
            <text:p>103.83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4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48408" calcext:value-type="float">
            <text:p>103.84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4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57552" calcext:value-type="float">
            <text:p>103.85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4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08784" calcext:value-type="float">
            <text:p>103.80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4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05736" calcext:value-type="float">
            <text:p>103.80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4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20976" calcext:value-type="float">
            <text:p>103.82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4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96592" calcext:value-type="float">
            <text:p>103.79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4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66112" calcext:value-type="float">
            <text:p>103.76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4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78304" calcext:value-type="float">
            <text:p>103.77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4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96592" calcext:value-type="float">
            <text:p>103.79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4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1488" calcext:value-type="float">
            <text:p>103.8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4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33168" calcext:value-type="float">
            <text:p>103.83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4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36216" calcext:value-type="float">
            <text:p>103.83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4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20976" calcext:value-type="float">
            <text:p>103.82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4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27072" calcext:value-type="float">
            <text:p>103.82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4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33168" calcext:value-type="float">
            <text:p>103.83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4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20976" calcext:value-type="float">
            <text:p>103.82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4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11832" calcext:value-type="float">
            <text:p>103.81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4-06-06 18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4536" calcext:value-type="float">
            <text:p>103.8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4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20976" calcext:value-type="float">
            <text:p>103.82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4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11832" calcext:value-type="float">
            <text:p>103.81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4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02688" calcext:value-type="float">
            <text:p>103.80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4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05736" calcext:value-type="float">
            <text:p>103.80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4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02688" calcext:value-type="float">
            <text:p>103.80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4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9964" calcext:value-type="float">
            <text:p>103.79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4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1488" calcext:value-type="float">
            <text:p>103.8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4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27072" calcext:value-type="float">
            <text:p>103.82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4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3012" calcext:value-type="float">
            <text:p>103.83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4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39264" calcext:value-type="float">
            <text:p>103.83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4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39264" calcext:value-type="float">
            <text:p>103.83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4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20976" calcext:value-type="float">
            <text:p>103.82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4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08784" calcext:value-type="float">
            <text:p>103.80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4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08784" calcext:value-type="float">
            <text:p>103.80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4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17928" calcext:value-type="float">
            <text:p>103.81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4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11832" calcext:value-type="float">
            <text:p>103.81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4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20976" calcext:value-type="float">
            <text:p>103.82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4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33168" calcext:value-type="float">
            <text:p>103.83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4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3012" calcext:value-type="float">
            <text:p>103.83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4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24024" calcext:value-type="float">
            <text:p>103.82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4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17928" calcext:value-type="float">
            <text:p>103.81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4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9964" calcext:value-type="float">
            <text:p>103.79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4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08784" calcext:value-type="float">
            <text:p>103.80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4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20976" calcext:value-type="float">
            <text:p>103.82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4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17928" calcext:value-type="float">
            <text:p>103.81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4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1488" calcext:value-type="float">
            <text:p>103.8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4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33168" calcext:value-type="float">
            <text:p>103.83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4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3012" calcext:value-type="float">
            <text:p>103.83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4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90496" calcext:value-type="float">
            <text:p>103.79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4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42312" calcext:value-type="float">
            <text:p>103.84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4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08784" calcext:value-type="float">
            <text:p>103.80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4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05736" calcext:value-type="float">
            <text:p>103.80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4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08784" calcext:value-type="float">
            <text:p>103.80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4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11832" calcext:value-type="float">
            <text:p>103.81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4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93544" calcext:value-type="float">
            <text:p>103.79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4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9964" calcext:value-type="float">
            <text:p>103.79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4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1488" calcext:value-type="float">
            <text:p>103.8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4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39264" calcext:value-type="float">
            <text:p>103.83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4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1488" calcext:value-type="float">
            <text:p>103.8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4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90496" calcext:value-type="float">
            <text:p>103.79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4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1488" calcext:value-type="float">
            <text:p>103.8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4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27072" calcext:value-type="float">
            <text:p>103.82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4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17928" calcext:value-type="float">
            <text:p>103.81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4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96592" calcext:value-type="float">
            <text:p>103.79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4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27072" calcext:value-type="float">
            <text:p>103.82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4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24024" calcext:value-type="float">
            <text:p>103.82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4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96592" calcext:value-type="float">
            <text:p>103.79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4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1488" calcext:value-type="float">
            <text:p>103.8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4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24024" calcext:value-type="float">
            <text:p>103.82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4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33168" calcext:value-type="float">
            <text:p>103.83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4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33168" calcext:value-type="float">
            <text:p>103.83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4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39264" calcext:value-type="float">
            <text:p>103.83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4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4536" calcext:value-type="float">
            <text:p>103.8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4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05736" calcext:value-type="float">
            <text:p>103.80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4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11832" calcext:value-type="float">
            <text:p>103.81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4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51456" calcext:value-type="float">
            <text:p>103.85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4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27072" calcext:value-type="float">
            <text:p>103.82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4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81352" calcext:value-type="float">
            <text:p>103.78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4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39264" calcext:value-type="float">
            <text:p>103.83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4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81936" calcext:value-type="float">
            <text:p>103.88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4-04-05 20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96592" calcext:value-type="float">
            <text:p>103.79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4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81352" calcext:value-type="float">
            <text:p>103.78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4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69744" calcext:value-type="float">
            <text:p>103.86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4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0632" calcext:value-type="float">
            <text:p>103.9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4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39264" calcext:value-type="float">
            <text:p>103.83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02688" calcext:value-type="float">
            <text:p>103.80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4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81352" calcext:value-type="float">
            <text:p>103.78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4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96592" calcext:value-type="float">
            <text:p>103.79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4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39264" calcext:value-type="float">
            <text:p>103.83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4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97176" calcext:value-type="float">
            <text:p>103.89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4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48408" calcext:value-type="float">
            <text:p>103.84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4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02688" calcext:value-type="float">
            <text:p>103.80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4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50872" calcext:value-type="float">
            <text:p>103.75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4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72208" calcext:value-type="float">
            <text:p>103.77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4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39264" calcext:value-type="float">
            <text:p>103.83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4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4536" calcext:value-type="float">
            <text:p>103.8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4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33168" calcext:value-type="float">
            <text:p>103.83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4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4536" calcext:value-type="float">
            <text:p>103.8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4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4536" calcext:value-type="float">
            <text:p>103.8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4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51456" calcext:value-type="float">
            <text:p>103.85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4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51456" calcext:value-type="float">
            <text:p>103.85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4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9964" calcext:value-type="float">
            <text:p>103.79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4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6916" calcext:value-type="float">
            <text:p>103.76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4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90496" calcext:value-type="float">
            <text:p>103.79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4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27072" calcext:value-type="float">
            <text:p>103.82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4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20976" calcext:value-type="float">
            <text:p>103.82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4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39264" calcext:value-type="float">
            <text:p>103.83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4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606" calcext:value-type="float">
            <text:p>103.86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4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51456" calcext:value-type="float">
            <text:p>103.85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4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90496" calcext:value-type="float">
            <text:p>103.79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4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90496" calcext:value-type="float">
            <text:p>103.79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4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24024" calcext:value-type="float">
            <text:p>103.82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4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24024" calcext:value-type="float">
            <text:p>103.82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4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1488" calcext:value-type="float">
            <text:p>103.8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4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11832" calcext:value-type="float">
            <text:p>103.81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4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4536" calcext:value-type="float">
            <text:p>103.8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4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57552" calcext:value-type="float">
            <text:p>103.85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4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27072" calcext:value-type="float">
            <text:p>103.82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4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9964" calcext:value-type="float">
            <text:p>103.79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4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05736" calcext:value-type="float">
            <text:p>103.80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4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33168" calcext:value-type="float">
            <text:p>103.83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4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33168" calcext:value-type="float">
            <text:p>103.83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4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36216" calcext:value-type="float">
            <text:p>103.83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4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57552" calcext:value-type="float">
            <text:p>103.85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4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36216" calcext:value-type="float">
            <text:p>103.83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4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54504" calcext:value-type="float">
            <text:p>103.85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4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4536" calcext:value-type="float">
            <text:p>103.8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4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24024" calcext:value-type="float">
            <text:p>103.82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4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3012" calcext:value-type="float">
            <text:p>103.83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4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42312" calcext:value-type="float">
            <text:p>103.84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4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606" calcext:value-type="float">
            <text:p>103.86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4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57552" calcext:value-type="float">
            <text:p>103.85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4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17928" calcext:value-type="float">
            <text:p>103.81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4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57552" calcext:value-type="float">
            <text:p>103.85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4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78888" calcext:value-type="float">
            <text:p>103.87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4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20976" calcext:value-type="float">
            <text:p>103.82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4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48408" calcext:value-type="float">
            <text:p>103.84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4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39264" calcext:value-type="float">
            <text:p>103.83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4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11832" calcext:value-type="float">
            <text:p>103.81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4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56968" calcext:value-type="float">
            <text:p>103.75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4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1488" calcext:value-type="float">
            <text:p>103.8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4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54504" calcext:value-type="float">
            <text:p>103.85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4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27072" calcext:value-type="float">
            <text:p>103.82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4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81352" calcext:value-type="float">
            <text:p>103.78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4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66112" calcext:value-type="float">
            <text:p>103.76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4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20976" calcext:value-type="float">
            <text:p>103.82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4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3012" calcext:value-type="float">
            <text:p>103.83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4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48408" calcext:value-type="float">
            <text:p>103.84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4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63648" calcext:value-type="float">
            <text:p>103.86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4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9108" calcext:value-type="float">
            <text:p>103.89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4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78888" calcext:value-type="float">
            <text:p>103.87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4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54504" calcext:value-type="float">
            <text:p>103.85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4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63648" calcext:value-type="float">
            <text:p>103.86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4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93544" calcext:value-type="float">
            <text:p>103.79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4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05736" calcext:value-type="float">
            <text:p>103.80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4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08784" calcext:value-type="float">
            <text:p>103.80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4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02688" calcext:value-type="float">
            <text:p>103.80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4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42312" calcext:value-type="float">
            <text:p>103.84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4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51456" calcext:value-type="float">
            <text:p>103.85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4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27072" calcext:value-type="float">
            <text:p>103.82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4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48408" calcext:value-type="float">
            <text:p>103.84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4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39264" calcext:value-type="float">
            <text:p>103.83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4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1488" calcext:value-type="float">
            <text:p>103.8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4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42312" calcext:value-type="float">
            <text:p>103.84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4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78888" calcext:value-type="float">
            <text:p>103.87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4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9964" calcext:value-type="float">
            <text:p>103.79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4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96592" calcext:value-type="float">
            <text:p>103.79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4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7584" calcext:value-type="float">
            <text:p>103.8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4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606" calcext:value-type="float">
            <text:p>103.86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4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60016" calcext:value-type="float">
            <text:p>103.76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4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42312" calcext:value-type="float">
            <text:p>103.84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4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4536" calcext:value-type="float">
            <text:p>103.8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4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20976" calcext:value-type="float">
            <text:p>103.82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4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20976" calcext:value-type="float">
            <text:p>103.82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4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63648" calcext:value-type="float">
            <text:p>103.86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4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36216" calcext:value-type="float">
            <text:p>103.83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3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4536" calcext:value-type="float">
            <text:p>103.8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3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20976" calcext:value-type="float">
            <text:p>103.82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3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57552" calcext:value-type="float">
            <text:p>103.85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3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57552" calcext:value-type="float">
            <text:p>103.85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3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63648" calcext:value-type="float">
            <text:p>103.86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3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606" calcext:value-type="float">
            <text:p>103.86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3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63648" calcext:value-type="float">
            <text:p>103.86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3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66696" calcext:value-type="float">
            <text:p>103.86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3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24024" calcext:value-type="float">
            <text:p>103.82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3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24024" calcext:value-type="float">
            <text:p>103.82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3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51456" calcext:value-type="float">
            <text:p>103.85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3-12-20 17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20976" calcext:value-type="float">
            <text:p>103.82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3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02688" calcext:value-type="float">
            <text:p>103.80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3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20976" calcext:value-type="float">
            <text:p>103.82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3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36216" calcext:value-type="float">
            <text:p>103.83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3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48408" calcext:value-type="float">
            <text:p>103.84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3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78888" calcext:value-type="float">
            <text:p>103.87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3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84984" calcext:value-type="float">
            <text:p>103.88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3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3012" calcext:value-type="float">
            <text:p>103.83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3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90496" calcext:value-type="float">
            <text:p>103.79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3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05736" calcext:value-type="float">
            <text:p>103.80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3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81936" calcext:value-type="float">
            <text:p>103.88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3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97176" calcext:value-type="float">
            <text:p>103.89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3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24024" calcext:value-type="float">
            <text:p>103.82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3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1488" calcext:value-type="float">
            <text:p>103.8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3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42312" calcext:value-type="float">
            <text:p>103.84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3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63648" calcext:value-type="float">
            <text:p>103.86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3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66696" calcext:value-type="float">
            <text:p>103.86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3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9108" calcext:value-type="float">
            <text:p>103.89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3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94128" calcext:value-type="float">
            <text:p>103.89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3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36216" calcext:value-type="float">
            <text:p>103.83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3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08784" calcext:value-type="float">
            <text:p>103.80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3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08784" calcext:value-type="float">
            <text:p>103.80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3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63648" calcext:value-type="float">
            <text:p>103.86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3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54504" calcext:value-type="float">
            <text:p>103.85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3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606" calcext:value-type="float">
            <text:p>103.86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3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4536" calcext:value-type="float">
            <text:p>103.8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3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96592" calcext:value-type="float">
            <text:p>103.79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3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78304" calcext:value-type="float">
            <text:p>103.77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3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63648" calcext:value-type="float">
            <text:p>103.86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3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24608" calcext:value-type="float">
            <text:p>103.92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3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72792" calcext:value-type="float">
            <text:p>103.87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3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27072" calcext:value-type="float">
            <text:p>103.82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3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36216" calcext:value-type="float">
            <text:p>103.83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3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48408" calcext:value-type="float">
            <text:p>103.84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3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42312" calcext:value-type="float">
            <text:p>103.84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3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39264" calcext:value-type="float">
            <text:p>103.83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3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4536" calcext:value-type="float">
            <text:p>103.8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3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57552" calcext:value-type="float">
            <text:p>103.85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3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606" calcext:value-type="float">
            <text:p>103.86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3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66696" calcext:value-type="float">
            <text:p>103.86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3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51456" calcext:value-type="float">
            <text:p>103.85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3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54504" calcext:value-type="float">
            <text:p>103.85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3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42312" calcext:value-type="float">
            <text:p>103.84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3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20976" calcext:value-type="float">
            <text:p>103.82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3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24024" calcext:value-type="float">
            <text:p>103.82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3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33168" calcext:value-type="float">
            <text:p>103.83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3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54504" calcext:value-type="float">
            <text:p>103.85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3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63648" calcext:value-type="float">
            <text:p>103.86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3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72792" calcext:value-type="float">
            <text:p>103.87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3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72792" calcext:value-type="float">
            <text:p>103.87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3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88032" calcext:value-type="float">
            <text:p>103.88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3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88032" calcext:value-type="float">
            <text:p>103.88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3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66696" calcext:value-type="float">
            <text:p>103.86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3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39264" calcext:value-type="float">
            <text:p>103.83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3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606" calcext:value-type="float">
            <text:p>103.86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3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66696" calcext:value-type="float">
            <text:p>103.86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3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78888" calcext:value-type="float">
            <text:p>103.87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3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36216" calcext:value-type="float">
            <text:p>103.83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3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90496" calcext:value-type="float">
            <text:p>103.79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3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9964" calcext:value-type="float">
            <text:p>103.79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3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08784" calcext:value-type="float">
            <text:p>103.80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3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33168" calcext:value-type="float">
            <text:p>103.83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3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54504" calcext:value-type="float">
            <text:p>103.85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3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51456" calcext:value-type="float">
            <text:p>103.85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3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39264" calcext:value-type="float">
            <text:p>103.83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3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63648" calcext:value-type="float">
            <text:p>103.86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3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9108" calcext:value-type="float">
            <text:p>103.89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3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00224" calcext:value-type="float">
            <text:p>103.90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3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72792" calcext:value-type="float">
            <text:p>103.87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3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17928" calcext:value-type="float">
            <text:p>103.81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3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63064" calcext:value-type="float">
            <text:p>103.76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3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87448" calcext:value-type="float">
            <text:p>103.78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3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08784" calcext:value-type="float">
            <text:p>103.80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3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39264" calcext:value-type="float">
            <text:p>103.83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3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42312" calcext:value-type="float">
            <text:p>103.84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3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42312" calcext:value-type="float">
            <text:p>103.84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3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63648" calcext:value-type="float">
            <text:p>103.86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3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51456" calcext:value-type="float">
            <text:p>103.85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3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51456" calcext:value-type="float">
            <text:p>103.85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3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51456" calcext:value-type="float">
            <text:p>103.85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3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36216" calcext:value-type="float">
            <text:p>103.83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3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05736" calcext:value-type="float">
            <text:p>103.80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3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11832" calcext:value-type="float">
            <text:p>103.81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3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1488" calcext:value-type="float">
            <text:p>103.8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3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27072" calcext:value-type="float">
            <text:p>103.82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3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42312" calcext:value-type="float">
            <text:p>103.84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3-09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7584" calcext:value-type="float">
            <text:p>103.8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3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54504" calcext:value-type="float">
            <text:p>103.85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3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51456" calcext:value-type="float">
            <text:p>103.85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3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54504" calcext:value-type="float">
            <text:p>103.85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3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27072" calcext:value-type="float">
            <text:p>103.82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3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08784" calcext:value-type="float">
            <text:p>103.80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3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27072" calcext:value-type="float">
            <text:p>103.82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3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3012" calcext:value-type="float">
            <text:p>103.83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3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33168" calcext:value-type="float">
            <text:p>103.83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3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33168" calcext:value-type="float">
            <text:p>103.83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3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27072" calcext:value-type="float">
            <text:p>103.82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3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20976" calcext:value-type="float">
            <text:p>103.82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3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17928" calcext:value-type="float">
            <text:p>103.81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3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27072" calcext:value-type="float">
            <text:p>103.82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3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24024" calcext:value-type="float">
            <text:p>103.82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3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11832" calcext:value-type="float">
            <text:p>103.81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3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24024" calcext:value-type="float">
            <text:p>103.82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3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42312" calcext:value-type="float">
            <text:p>103.84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3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36216" calcext:value-type="float">
            <text:p>103.83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3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3012" calcext:value-type="float">
            <text:p>103.83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3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1488" calcext:value-type="float">
            <text:p>103.8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3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87448" calcext:value-type="float">
            <text:p>103.78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3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24024" calcext:value-type="float">
            <text:p>103.82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3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57552" calcext:value-type="float">
            <text:p>103.85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3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42312" calcext:value-type="float">
            <text:p>103.84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3-08-31 23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87448" calcext:value-type="float">
            <text:p>103.78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3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1488" calcext:value-type="float">
            <text:p>103.8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3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08784" calcext:value-type="float">
            <text:p>103.80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3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93544" calcext:value-type="float">
            <text:p>103.79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3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08784" calcext:value-type="float">
            <text:p>103.80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3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11832" calcext:value-type="float">
            <text:p>103.81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3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08784" calcext:value-type="float">
            <text:p>103.80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3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17928" calcext:value-type="float">
            <text:p>103.81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3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02688" calcext:value-type="float">
            <text:p>103.80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3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17928" calcext:value-type="float">
            <text:p>103.81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3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51456" calcext:value-type="float">
            <text:p>103.85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3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96592" calcext:value-type="float">
            <text:p>103.79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3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17928" calcext:value-type="float">
            <text:p>103.81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3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11832" calcext:value-type="float">
            <text:p>103.81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3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9964" calcext:value-type="float">
            <text:p>103.79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3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11832" calcext:value-type="float">
            <text:p>103.81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3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24024" calcext:value-type="float">
            <text:p>103.82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3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17928" calcext:value-type="float">
            <text:p>103.81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3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20976" calcext:value-type="float">
            <text:p>103.82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3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33168" calcext:value-type="float">
            <text:p>103.83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3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24024" calcext:value-type="float">
            <text:p>103.82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3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1488" calcext:value-type="float">
            <text:p>103.8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3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05736" calcext:value-type="float">
            <text:p>103.80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3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27072" calcext:value-type="float">
            <text:p>103.82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3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42312" calcext:value-type="float">
            <text:p>103.84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3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33168" calcext:value-type="float">
            <text:p>103.83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3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11832" calcext:value-type="float">
            <text:p>103.81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3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02688" calcext:value-type="float">
            <text:p>103.80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3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17928" calcext:value-type="float">
            <text:p>103.81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3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24024" calcext:value-type="float">
            <text:p>103.82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3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39264" calcext:value-type="float">
            <text:p>103.83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3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39264" calcext:value-type="float">
            <text:p>103.83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3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24024" calcext:value-type="float">
            <text:p>103.82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3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27072" calcext:value-type="float">
            <text:p>103.82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3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24024" calcext:value-type="float">
            <text:p>103.82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3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20976" calcext:value-type="float">
            <text:p>103.82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3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17928" calcext:value-type="float">
            <text:p>103.81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3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33168" calcext:value-type="float">
            <text:p>103.83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3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48408" calcext:value-type="float">
            <text:p>103.84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3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42312" calcext:value-type="float">
            <text:p>103.84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3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17928" calcext:value-type="float">
            <text:p>103.81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3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1488" calcext:value-type="float">
            <text:p>103.8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3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3012" calcext:value-type="float">
            <text:p>103.83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3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39264" calcext:value-type="float">
            <text:p>103.83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3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33168" calcext:value-type="float">
            <text:p>103.83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3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39264" calcext:value-type="float">
            <text:p>103.83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3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36216" calcext:value-type="float">
            <text:p>103.83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3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20976" calcext:value-type="float">
            <text:p>103.82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3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1488" calcext:value-type="float">
            <text:p>103.8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3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24024" calcext:value-type="float">
            <text:p>103.82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3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42312" calcext:value-type="float">
            <text:p>103.84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3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51456" calcext:value-type="float">
            <text:p>103.85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3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4536" calcext:value-type="float">
            <text:p>103.8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3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36216" calcext:value-type="float">
            <text:p>103.83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3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11832" calcext:value-type="float">
            <text:p>103.81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3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02688" calcext:value-type="float">
            <text:p>103.80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3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1488" calcext:value-type="float">
            <text:p>103.8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3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39264" calcext:value-type="float">
            <text:p>103.83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3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33168" calcext:value-type="float">
            <text:p>103.83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3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20976" calcext:value-type="float">
            <text:p>103.82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3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27072" calcext:value-type="float">
            <text:p>103.82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3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33168" calcext:value-type="float">
            <text:p>103.83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3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33168" calcext:value-type="float">
            <text:p>103.83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3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24024" calcext:value-type="float">
            <text:p>103.82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3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11832" calcext:value-type="float">
            <text:p>103.81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3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05736" calcext:value-type="float">
            <text:p>103.80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3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11832" calcext:value-type="float">
            <text:p>103.81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3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39264" calcext:value-type="float">
            <text:p>103.83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3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48408" calcext:value-type="float">
            <text:p>103.84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3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4536" calcext:value-type="float">
            <text:p>103.8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3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20976" calcext:value-type="float">
            <text:p>103.82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3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27072" calcext:value-type="float">
            <text:p>103.82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3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4536" calcext:value-type="float">
            <text:p>103.8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3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33168" calcext:value-type="float">
            <text:p>103.83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3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20976" calcext:value-type="float">
            <text:p>103.82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3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4536" calcext:value-type="float">
            <text:p>103.8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3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36216" calcext:value-type="float">
            <text:p>103.83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3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20976" calcext:value-type="float">
            <text:p>103.82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3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17928" calcext:value-type="float">
            <text:p>103.81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3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48408" calcext:value-type="float">
            <text:p>103.84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3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51456" calcext:value-type="float">
            <text:p>103.85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3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1488" calcext:value-type="float">
            <text:p>103.8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3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17928" calcext:value-type="float">
            <text:p>103.81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3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51456" calcext:value-type="float">
            <text:p>103.85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3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606" calcext:value-type="float">
            <text:p>103.86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3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48408" calcext:value-type="float">
            <text:p>103.84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3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20976" calcext:value-type="float">
            <text:p>103.82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3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17928" calcext:value-type="float">
            <text:p>103.81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3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1488" calcext:value-type="float">
            <text:p>103.8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3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3012" calcext:value-type="float">
            <text:p>103.83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3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42312" calcext:value-type="float">
            <text:p>103.84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3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27072" calcext:value-type="float">
            <text:p>103.82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3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05736" calcext:value-type="float">
            <text:p>103.80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3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27072" calcext:value-type="float">
            <text:p>103.82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3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42312" calcext:value-type="float">
            <text:p>103.84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3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33168" calcext:value-type="float">
            <text:p>103.83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3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33168" calcext:value-type="float">
            <text:p>103.83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3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20976" calcext:value-type="float">
            <text:p>103.82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3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02688" calcext:value-type="float">
            <text:p>103.80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3-05-24 20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36216" calcext:value-type="float">
            <text:p>103.83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3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17928" calcext:value-type="float">
            <text:p>103.81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3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17928" calcext:value-type="float">
            <text:p>103.81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3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33168" calcext:value-type="float">
            <text:p>103.83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3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66696" calcext:value-type="float">
            <text:p>103.86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3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69744" calcext:value-type="float">
            <text:p>103.86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3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33168" calcext:value-type="float">
            <text:p>103.83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3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27072" calcext:value-type="float">
            <text:p>103.82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3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51456" calcext:value-type="float">
            <text:p>103.85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3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78888" calcext:value-type="float">
            <text:p>103.87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3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54504" calcext:value-type="float">
            <text:p>103.85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3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1488" calcext:value-type="float">
            <text:p>103.8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3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3012" calcext:value-type="float">
            <text:p>103.83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3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4536" calcext:value-type="float">
            <text:p>103.8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3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39264" calcext:value-type="float">
            <text:p>103.83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3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27072" calcext:value-type="float">
            <text:p>103.82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3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42312" calcext:value-type="float">
            <text:p>103.84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3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606" calcext:value-type="float">
            <text:p>103.86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3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69744" calcext:value-type="float">
            <text:p>103.86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3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69744" calcext:value-type="float">
            <text:p>103.86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3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48408" calcext:value-type="float">
            <text:p>103.84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3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27072" calcext:value-type="float">
            <text:p>103.82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3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3012" calcext:value-type="float">
            <text:p>103.83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3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9964" calcext:value-type="float">
            <text:p>103.79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3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17928" calcext:value-type="float">
            <text:p>103.81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3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63648" calcext:value-type="float">
            <text:p>103.86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3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4536" calcext:value-type="float">
            <text:p>103.8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3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4536" calcext:value-type="float">
            <text:p>103.8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3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54504" calcext:value-type="float">
            <text:p>103.85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3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24024" calcext:value-type="float">
            <text:p>103.82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3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11832" calcext:value-type="float">
            <text:p>103.81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3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93544" calcext:value-type="float">
            <text:p>103.79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3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11832" calcext:value-type="float">
            <text:p>103.81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3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81936" calcext:value-type="float">
            <text:p>103.88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3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94128" calcext:value-type="float">
            <text:p>103.89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3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51456" calcext:value-type="float">
            <text:p>103.85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3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20976" calcext:value-type="float">
            <text:p>103.82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3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11832" calcext:value-type="float">
            <text:p>103.81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3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69744" calcext:value-type="float">
            <text:p>103.86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3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94128" calcext:value-type="float">
            <text:p>103.89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3-04-14 19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39264" calcext:value-type="float">
            <text:p>103.83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3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72208" calcext:value-type="float">
            <text:p>103.77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3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87448" calcext:value-type="float">
            <text:p>103.78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3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20976" calcext:value-type="float">
            <text:p>103.82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3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51456" calcext:value-type="float">
            <text:p>103.85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3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69744" calcext:value-type="float">
            <text:p>103.86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3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51456" calcext:value-type="float">
            <text:p>103.85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3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4536" calcext:value-type="float">
            <text:p>103.8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3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54504" calcext:value-type="float">
            <text:p>103.85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3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9108" calcext:value-type="float">
            <text:p>103.89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3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57552" calcext:value-type="float">
            <text:p>103.85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3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78304" calcext:value-type="float">
            <text:p>103.77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3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39264" calcext:value-type="float">
            <text:p>103.83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3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63648" calcext:value-type="float">
            <text:p>103.86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3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03272" calcext:value-type="float">
            <text:p>103.90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3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27072" calcext:value-type="float">
            <text:p>103.82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3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11832" calcext:value-type="float">
            <text:p>103.81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3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54504" calcext:value-type="float">
            <text:p>103.85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3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88032" calcext:value-type="float">
            <text:p>103.88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3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54504" calcext:value-type="float">
            <text:p>103.85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3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48408" calcext:value-type="float">
            <text:p>103.84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3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84984" calcext:value-type="float">
            <text:p>103.88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3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9108" calcext:value-type="float">
            <text:p>103.89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3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66696" calcext:value-type="float">
            <text:p>103.86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3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1488" calcext:value-type="float">
            <text:p>103.8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3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20976" calcext:value-type="float">
            <text:p>103.82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3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57552" calcext:value-type="float">
            <text:p>103.85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3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72792" calcext:value-type="float">
            <text:p>103.87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3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606" calcext:value-type="float">
            <text:p>103.86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3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4536" calcext:value-type="float">
            <text:p>103.8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3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39264" calcext:value-type="float">
            <text:p>103.83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3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66696" calcext:value-type="float">
            <text:p>103.86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3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66696" calcext:value-type="float">
            <text:p>103.86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3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69744" calcext:value-type="float">
            <text:p>103.86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3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57552" calcext:value-type="float">
            <text:p>103.85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3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63648" calcext:value-type="float">
            <text:p>103.86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3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78888" calcext:value-type="float">
            <text:p>103.87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3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69744" calcext:value-type="float">
            <text:p>103.86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3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69744" calcext:value-type="float">
            <text:p>103.86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3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81936" calcext:value-type="float">
            <text:p>103.88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3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69744" calcext:value-type="float">
            <text:p>103.86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3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51456" calcext:value-type="float">
            <text:p>103.85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3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69744" calcext:value-type="float">
            <text:p>103.86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3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66696" calcext:value-type="float">
            <text:p>103.86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3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9964" calcext:value-type="float">
            <text:p>103.79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3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57552" calcext:value-type="float">
            <text:p>103.85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3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9108" calcext:value-type="float">
            <text:p>103.89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3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81936" calcext:value-type="float">
            <text:p>103.88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3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606" calcext:value-type="float">
            <text:p>103.86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3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09368" calcext:value-type="float">
            <text:p>103.90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3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9108" calcext:value-type="float">
            <text:p>103.89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3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90496" calcext:value-type="float">
            <text:p>103.79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3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93544" calcext:value-type="float">
            <text:p>103.79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3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72792" calcext:value-type="float">
            <text:p>103.87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3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72792" calcext:value-type="float">
            <text:p>103.87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3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63648" calcext:value-type="float">
            <text:p>103.86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3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81936" calcext:value-type="float">
            <text:p>103.88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3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42896" calcext:value-type="float">
            <text:p>103.94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3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84984" calcext:value-type="float">
            <text:p>103.88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3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1488" calcext:value-type="float">
            <text:p>103.8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3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3012" calcext:value-type="float">
            <text:p>103.83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3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9964" calcext:value-type="float">
            <text:p>103.79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3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1488" calcext:value-type="float">
            <text:p>103.8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3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00224" calcext:value-type="float">
            <text:p>103.90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3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03272" calcext:value-type="float">
            <text:p>103.90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3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12416" calcext:value-type="float">
            <text:p>103.91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3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0632" calcext:value-type="float">
            <text:p>103.9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3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54504" calcext:value-type="float">
            <text:p>103.85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3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69744" calcext:value-type="float">
            <text:p>103.86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3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84984" calcext:value-type="float">
            <text:p>103.88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3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12416" calcext:value-type="float">
            <text:p>103.91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3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5204" calcext:value-type="float">
            <text:p>103.95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3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97176" calcext:value-type="float">
            <text:p>103.89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3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72792" calcext:value-type="float">
            <text:p>103.87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3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57552" calcext:value-type="float">
            <text:p>103.85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3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27072" calcext:value-type="float">
            <text:p>103.82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3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36216" calcext:value-type="float">
            <text:p>103.83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3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84984" calcext:value-type="float">
            <text:p>103.88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3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33752" calcext:value-type="float">
            <text:p>103.93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3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39848" calcext:value-type="float">
            <text:p>103.93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3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45944" calcext:value-type="float">
            <text:p>103.94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3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33168" calcext:value-type="float">
            <text:p>103.83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3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48408" calcext:value-type="float">
            <text:p>103.84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3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368" calcext:value-type="float">
            <text:p>103.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3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09368" calcext:value-type="float">
            <text:p>103.90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3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0632" calcext:value-type="float">
            <text:p>103.9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3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18512" calcext:value-type="float">
            <text:p>103.91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3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33168" calcext:value-type="float">
            <text:p>103.83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3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24024" calcext:value-type="float">
            <text:p>103.82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3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11832" calcext:value-type="float">
            <text:p>103.81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3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39264" calcext:value-type="float">
            <text:p>103.83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3-01-13 21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7584" calcext:value-type="float">
            <text:p>103.8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3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27656" calcext:value-type="float">
            <text:p>103.92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3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03272" calcext:value-type="float">
            <text:p>103.90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3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72792" calcext:value-type="float">
            <text:p>103.87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3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03272" calcext:value-type="float">
            <text:p>103.90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3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03272" calcext:value-type="float">
            <text:p>103.90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3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12416" calcext:value-type="float">
            <text:p>103.91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3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15464" calcext:value-type="float">
            <text:p>103.91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3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03272" calcext:value-type="float">
            <text:p>103.90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3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33752" calcext:value-type="float">
            <text:p>103.93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3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12416" calcext:value-type="float">
            <text:p>103.91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3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66696" calcext:value-type="float">
            <text:p>103.86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3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02688" calcext:value-type="float">
            <text:p>103.80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2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7584" calcext:value-type="float">
            <text:p>103.8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2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94128" calcext:value-type="float">
            <text:p>103.89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2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63648" calcext:value-type="float">
            <text:p>103.86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2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24024" calcext:value-type="float">
            <text:p>103.82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2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48408" calcext:value-type="float">
            <text:p>103.84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2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88032" calcext:value-type="float">
            <text:p>103.88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2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12416" calcext:value-type="float">
            <text:p>103.91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2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27656" calcext:value-type="float">
            <text:p>103.92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2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97176" calcext:value-type="float">
            <text:p>103.89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2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84984" calcext:value-type="float">
            <text:p>103.88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2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84984" calcext:value-type="float">
            <text:p>103.88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2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30704" calcext:value-type="float">
            <text:p>103.93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2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33752" calcext:value-type="float">
            <text:p>103.93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2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63648" calcext:value-type="float">
            <text:p>103.86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2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88032" calcext:value-type="float">
            <text:p>103.88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2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0632" calcext:value-type="float">
            <text:p>103.9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2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12416" calcext:value-type="float">
            <text:p>103.91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2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2156" calcext:value-type="float">
            <text:p>103.92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2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81936" calcext:value-type="float">
            <text:p>103.88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2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24024" calcext:value-type="float">
            <text:p>103.82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2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48408" calcext:value-type="float">
            <text:p>103.84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2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88032" calcext:value-type="float">
            <text:p>103.88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2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88032" calcext:value-type="float">
            <text:p>103.88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2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33752" calcext:value-type="float">
            <text:p>103.93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2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15464" calcext:value-type="float">
            <text:p>103.91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2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63648" calcext:value-type="float">
            <text:p>103.86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2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606" calcext:value-type="float">
            <text:p>103.86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2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9108" calcext:value-type="float">
            <text:p>103.89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2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24608" calcext:value-type="float">
            <text:p>103.92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2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09368" calcext:value-type="float">
            <text:p>103.90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2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78888" calcext:value-type="float">
            <text:p>103.87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2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84984" calcext:value-type="float">
            <text:p>103.88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2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51456" calcext:value-type="float">
            <text:p>103.85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2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3012" calcext:value-type="float">
            <text:p>103.83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2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7584" calcext:value-type="float">
            <text:p>103.8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2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81936" calcext:value-type="float">
            <text:p>103.88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2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39848" calcext:value-type="float">
            <text:p>103.93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2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18512" calcext:value-type="float">
            <text:p>103.91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2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7584" calcext:value-type="float">
            <text:p>103.8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2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88032" calcext:value-type="float">
            <text:p>103.88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2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09368" calcext:value-type="float">
            <text:p>103.90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2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18512" calcext:value-type="float">
            <text:p>103.91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2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84984" calcext:value-type="float">
            <text:p>103.88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2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57552" calcext:value-type="float">
            <text:p>103.85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2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2156" calcext:value-type="float">
            <text:p>103.92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2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42896" calcext:value-type="float">
            <text:p>103.94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2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15464" calcext:value-type="float">
            <text:p>103.91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2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15464" calcext:value-type="float">
            <text:p>103.91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2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63648" calcext:value-type="float">
            <text:p>103.86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2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88032" calcext:value-type="float">
            <text:p>103.88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2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00224" calcext:value-type="float">
            <text:p>103.90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2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03272" calcext:value-type="float">
            <text:p>103.90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2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84984" calcext:value-type="float">
            <text:p>103.88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2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7584" calcext:value-type="float">
            <text:p>103.8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2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72792" calcext:value-type="float">
            <text:p>103.87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2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57552" calcext:value-type="float">
            <text:p>103.85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2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9108" calcext:value-type="float">
            <text:p>103.89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2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42896" calcext:value-type="float">
            <text:p>103.94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2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9108" calcext:value-type="float">
            <text:p>103.89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2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81936" calcext:value-type="float">
            <text:p>103.88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2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72792" calcext:value-type="float">
            <text:p>103.87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2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66696" calcext:value-type="float">
            <text:p>103.86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2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72792" calcext:value-type="float">
            <text:p>103.87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2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03272" calcext:value-type="float">
            <text:p>103.90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2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39848" calcext:value-type="float">
            <text:p>103.93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2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88032" calcext:value-type="float">
            <text:p>103.88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2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69744" calcext:value-type="float">
            <text:p>103.86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2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24608" calcext:value-type="float">
            <text:p>103.92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2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39848" calcext:value-type="float">
            <text:p>103.93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2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42312" calcext:value-type="float">
            <text:p>103.84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2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20976" calcext:value-type="float">
            <text:p>103.82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2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57552" calcext:value-type="float">
            <text:p>103.85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2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84984" calcext:value-type="float">
            <text:p>103.88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2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12416" calcext:value-type="float">
            <text:p>103.91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2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0632" calcext:value-type="float">
            <text:p>103.9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2-10-1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09368" calcext:value-type="float">
            <text:p>103.90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2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97176" calcext:value-type="float">
            <text:p>103.89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2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57552" calcext:value-type="float">
            <text:p>103.85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2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39264" calcext:value-type="float">
            <text:p>103.83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2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69744" calcext:value-type="float">
            <text:p>103.86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2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94128" calcext:value-type="float">
            <text:p>103.89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2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72792" calcext:value-type="float">
            <text:p>103.87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2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69744" calcext:value-type="float">
            <text:p>103.86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2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94128" calcext:value-type="float">
            <text:p>103.89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2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0632" calcext:value-type="float">
            <text:p>103.9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2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09368" calcext:value-type="float">
            <text:p>103.90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2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0632" calcext:value-type="float">
            <text:p>103.9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2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94128" calcext:value-type="float">
            <text:p>103.89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2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84984" calcext:value-type="float">
            <text:p>103.88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2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84984" calcext:value-type="float">
            <text:p>103.88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2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7584" calcext:value-type="float">
            <text:p>103.8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2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51456" calcext:value-type="float">
            <text:p>103.85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2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54504" calcext:value-type="float">
            <text:p>103.85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2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94128" calcext:value-type="float">
            <text:p>103.89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2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00224" calcext:value-type="float">
            <text:p>103.90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2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78888" calcext:value-type="float">
            <text:p>103.87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2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69744" calcext:value-type="float">
            <text:p>103.86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2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84984" calcext:value-type="float">
            <text:p>103.88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2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97176" calcext:value-type="float">
            <text:p>103.89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2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84984" calcext:value-type="float">
            <text:p>103.88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2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94128" calcext:value-type="float">
            <text:p>103.89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2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88032" calcext:value-type="float">
            <text:p>103.88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2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88032" calcext:value-type="float">
            <text:p>103.88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2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63648" calcext:value-type="float">
            <text:p>103.86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2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48408" calcext:value-type="float">
            <text:p>103.84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2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42312" calcext:value-type="float">
            <text:p>103.84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2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63648" calcext:value-type="float">
            <text:p>103.86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2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69744" calcext:value-type="float">
            <text:p>103.86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2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606" calcext:value-type="float">
            <text:p>103.86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2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54504" calcext:value-type="float">
            <text:p>103.85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2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84984" calcext:value-type="float">
            <text:p>103.88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2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00224" calcext:value-type="float">
            <text:p>103.90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2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84984" calcext:value-type="float">
            <text:p>103.88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2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27072" calcext:value-type="float">
            <text:p>103.82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2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51456" calcext:value-type="float">
            <text:p>103.85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2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09368" calcext:value-type="float">
            <text:p>103.90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2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7584" calcext:value-type="float">
            <text:p>103.8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2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54504" calcext:value-type="float">
            <text:p>103.85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2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7584" calcext:value-type="float">
            <text:p>103.8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2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88032" calcext:value-type="float">
            <text:p>103.88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2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66696" calcext:value-type="float">
            <text:p>103.86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2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57552" calcext:value-type="float">
            <text:p>103.85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2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7584" calcext:value-type="float">
            <text:p>103.8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2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72792" calcext:value-type="float">
            <text:p>103.87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2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66696" calcext:value-type="float">
            <text:p>103.86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2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4536" calcext:value-type="float">
            <text:p>103.8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2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42312" calcext:value-type="float">
            <text:p>103.84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2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63648" calcext:value-type="float">
            <text:p>103.86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2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81936" calcext:value-type="float">
            <text:p>103.88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2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63648" calcext:value-type="float">
            <text:p>103.86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2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4536" calcext:value-type="float">
            <text:p>103.8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2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78888" calcext:value-type="float">
            <text:p>103.87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2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97176" calcext:value-type="float">
            <text:p>103.89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2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63648" calcext:value-type="float">
            <text:p>103.86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2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4536" calcext:value-type="float">
            <text:p>103.8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2-08-1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78888" calcext:value-type="float">
            <text:p>103.87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2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63648" calcext:value-type="float">
            <text:p>103.86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2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4536" calcext:value-type="float">
            <text:p>103.8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2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48408" calcext:value-type="float">
            <text:p>103.84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2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72792" calcext:value-type="float">
            <text:p>103.87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2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78888" calcext:value-type="float">
            <text:p>103.87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2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78888" calcext:value-type="float">
            <text:p>103.87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2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84984" calcext:value-type="float">
            <text:p>103.88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2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94128" calcext:value-type="float">
            <text:p>103.89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2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84984" calcext:value-type="float">
            <text:p>103.88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2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84984" calcext:value-type="float">
            <text:p>103.88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2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81936" calcext:value-type="float">
            <text:p>103.88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2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54504" calcext:value-type="float">
            <text:p>103.85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2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72792" calcext:value-type="float">
            <text:p>103.87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2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78888" calcext:value-type="float">
            <text:p>103.87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2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606" calcext:value-type="float">
            <text:p>103.86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2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69744" calcext:value-type="float">
            <text:p>103.86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2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88032" calcext:value-type="float">
            <text:p>103.88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2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03272" calcext:value-type="float">
            <text:p>103.90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2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88032" calcext:value-type="float">
            <text:p>103.88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2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78888" calcext:value-type="float">
            <text:p>103.87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2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7584" calcext:value-type="float">
            <text:p>103.8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2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84984" calcext:value-type="float">
            <text:p>103.88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2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88032" calcext:value-type="float">
            <text:p>103.88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2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88032" calcext:value-type="float">
            <text:p>103.88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2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94128" calcext:value-type="float">
            <text:p>103.89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2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69744" calcext:value-type="float">
            <text:p>103.86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2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51456" calcext:value-type="float">
            <text:p>103.85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2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69744" calcext:value-type="float">
            <text:p>103.86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2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94128" calcext:value-type="float">
            <text:p>103.89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2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88032" calcext:value-type="float">
            <text:p>103.88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2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97176" calcext:value-type="float">
            <text:p>103.89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2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63648" calcext:value-type="float">
            <text:p>103.86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2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66696" calcext:value-type="float">
            <text:p>103.86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2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84984" calcext:value-type="float">
            <text:p>103.88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2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88032" calcext:value-type="float">
            <text:p>103.88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2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78888" calcext:value-type="float">
            <text:p>103.87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2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66696" calcext:value-type="float">
            <text:p>103.86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2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606" calcext:value-type="float">
            <text:p>103.86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2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94128" calcext:value-type="float">
            <text:p>103.89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2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12416" calcext:value-type="float">
            <text:p>103.91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2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03272" calcext:value-type="float">
            <text:p>103.90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2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97176" calcext:value-type="float">
            <text:p>103.89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2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9108" calcext:value-type="float">
            <text:p>103.89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2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81936" calcext:value-type="float">
            <text:p>103.88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2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78888" calcext:value-type="float">
            <text:p>103.87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2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606" calcext:value-type="float">
            <text:p>103.86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2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63648" calcext:value-type="float">
            <text:p>103.86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2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7584" calcext:value-type="float">
            <text:p>103.8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2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94128" calcext:value-type="float">
            <text:p>103.89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2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97176" calcext:value-type="float">
            <text:p>103.89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2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03272" calcext:value-type="float">
            <text:p>103.90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2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30704" calcext:value-type="float">
            <text:p>103.93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2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27656" calcext:value-type="float">
            <text:p>103.92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2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00224" calcext:value-type="float">
            <text:p>103.90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2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9108" calcext:value-type="float">
            <text:p>103.89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2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81936" calcext:value-type="float">
            <text:p>103.88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2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0632" calcext:value-type="float">
            <text:p>103.9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2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12416" calcext:value-type="float">
            <text:p>103.91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2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12416" calcext:value-type="float">
            <text:p>103.91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2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0632" calcext:value-type="float">
            <text:p>103.9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2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94128" calcext:value-type="float">
            <text:p>103.89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2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7584" calcext:value-type="float">
            <text:p>103.8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2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78888" calcext:value-type="float">
            <text:p>103.87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2-06-15 1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18512" calcext:value-type="float">
            <text:p>103.91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2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81936" calcext:value-type="float">
            <text:p>103.88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2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69744" calcext:value-type="float">
            <text:p>103.86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2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7584" calcext:value-type="float">
            <text:p>103.8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2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97176" calcext:value-type="float">
            <text:p>103.89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2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03272" calcext:value-type="float">
            <text:p>103.90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2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00224" calcext:value-type="float">
            <text:p>103.90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2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94128" calcext:value-type="float">
            <text:p>103.89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2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9108" calcext:value-type="float">
            <text:p>103.89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2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84984" calcext:value-type="float">
            <text:p>103.88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2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88032" calcext:value-type="float">
            <text:p>103.88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2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97176" calcext:value-type="float">
            <text:p>103.89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2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84984" calcext:value-type="float">
            <text:p>103.88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2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9108" calcext:value-type="float">
            <text:p>103.89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2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00224" calcext:value-type="float">
            <text:p>103.90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2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84984" calcext:value-type="float">
            <text:p>103.88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2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66696" calcext:value-type="float">
            <text:p>103.86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2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36216" calcext:value-type="float">
            <text:p>103.83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2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606" calcext:value-type="float">
            <text:p>103.86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2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03272" calcext:value-type="float">
            <text:p>103.90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2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0632" calcext:value-type="float">
            <text:p>103.9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2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94128" calcext:value-type="float">
            <text:p>103.89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2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78888" calcext:value-type="float">
            <text:p>103.87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2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88032" calcext:value-type="float">
            <text:p>103.88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2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18512" calcext:value-type="float">
            <text:p>103.91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2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00224" calcext:value-type="float">
            <text:p>103.90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2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36216" calcext:value-type="float">
            <text:p>103.83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2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7584" calcext:value-type="float">
            <text:p>103.8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2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09368" calcext:value-type="float">
            <text:p>103.90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2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9108" calcext:value-type="float">
            <text:p>103.89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2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72792" calcext:value-type="float">
            <text:p>103.87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2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78888" calcext:value-type="float">
            <text:p>103.87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2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97176" calcext:value-type="float">
            <text:p>103.89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2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12416" calcext:value-type="float">
            <text:p>103.91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2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48992" calcext:value-type="float">
            <text:p>103.94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2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24608" calcext:value-type="float">
            <text:p>103.92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2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24608" calcext:value-type="float">
            <text:p>103.92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2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9108" calcext:value-type="float">
            <text:p>103.89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2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54504" calcext:value-type="float">
            <text:p>103.85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2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72792" calcext:value-type="float">
            <text:p>103.87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2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0632" calcext:value-type="float">
            <text:p>103.9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2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2156" calcext:value-type="float">
            <text:p>103.92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2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0632" calcext:value-type="float">
            <text:p>103.9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2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88032" calcext:value-type="float">
            <text:p>103.88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2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94128" calcext:value-type="float">
            <text:p>103.89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2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606" calcext:value-type="float">
            <text:p>103.86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2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81936" calcext:value-type="float">
            <text:p>103.88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2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97176" calcext:value-type="float">
            <text:p>103.89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2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78888" calcext:value-type="float">
            <text:p>103.87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2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81936" calcext:value-type="float">
            <text:p>103.88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2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84984" calcext:value-type="float">
            <text:p>103.88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2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15464" calcext:value-type="float">
            <text:p>103.91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2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09368" calcext:value-type="float">
            <text:p>103.90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2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15464" calcext:value-type="float">
            <text:p>103.91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2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00224" calcext:value-type="float">
            <text:p>103.90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2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00224" calcext:value-type="float">
            <text:p>103.90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2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88032" calcext:value-type="float">
            <text:p>103.88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2-04-19 18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00224" calcext:value-type="float">
            <text:p>103.90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2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03272" calcext:value-type="float">
            <text:p>103.90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2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368" calcext:value-type="float">
            <text:p>103.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2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18512" calcext:value-type="float">
            <text:p>103.91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2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97176" calcext:value-type="float">
            <text:p>103.89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2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15464" calcext:value-type="float">
            <text:p>103.91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2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58136" calcext:value-type="float">
            <text:p>103.95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2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00224" calcext:value-type="float">
            <text:p>103.90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2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69744" calcext:value-type="float">
            <text:p>103.86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2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54504" calcext:value-type="float">
            <text:p>103.85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2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63648" calcext:value-type="float">
            <text:p>103.86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2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12416" calcext:value-type="float">
            <text:p>103.91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2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55088" calcext:value-type="float">
            <text:p>103.95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2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368" calcext:value-type="float">
            <text:p>103.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2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03272" calcext:value-type="float">
            <text:p>103.90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2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84984" calcext:value-type="float">
            <text:p>103.88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2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88032" calcext:value-type="float">
            <text:p>103.88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2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2156" calcext:value-type="float">
            <text:p>103.92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2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9108" calcext:value-type="float">
            <text:p>103.89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2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7584" calcext:value-type="float">
            <text:p>103.8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2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15464" calcext:value-type="float">
            <text:p>103.91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2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81936" calcext:value-type="float">
            <text:p>103.88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2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7584" calcext:value-type="float">
            <text:p>103.8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2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7584" calcext:value-type="float">
            <text:p>103.8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2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81936" calcext:value-type="float">
            <text:p>103.88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2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0632" calcext:value-type="float">
            <text:p>103.9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2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30704" calcext:value-type="float">
            <text:p>103.93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2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64232" calcext:value-type="float">
            <text:p>103.96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2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30704" calcext:value-type="float">
            <text:p>103.93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2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97176" calcext:value-type="float">
            <text:p>103.89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2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57552" calcext:value-type="float">
            <text:p>103.85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2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97176" calcext:value-type="float">
            <text:p>103.89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2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15464" calcext:value-type="float">
            <text:p>103.91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2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12416" calcext:value-type="float">
            <text:p>103.91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2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66696" calcext:value-type="float">
            <text:p>103.86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2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30704" calcext:value-type="float">
            <text:p>103.93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2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42896" calcext:value-type="float">
            <text:p>103.94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2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0632" calcext:value-type="float">
            <text:p>103.9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2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58136" calcext:value-type="float">
            <text:p>103.95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2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76424" calcext:value-type="float">
            <text:p>103.97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2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69744" calcext:value-type="float">
            <text:p>103.86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2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81936" calcext:value-type="float">
            <text:p>103.88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2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18512" calcext:value-type="float">
            <text:p>103.91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2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45944" calcext:value-type="float">
            <text:p>103.94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2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48992" calcext:value-type="float">
            <text:p>103.94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2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09368" calcext:value-type="float">
            <text:p>103.90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2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88032" calcext:value-type="float">
            <text:p>103.88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2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7584" calcext:value-type="float">
            <text:p>103.8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2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0632" calcext:value-type="float">
            <text:p>103.9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2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0632" calcext:value-type="float">
            <text:p>103.9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2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15464" calcext:value-type="float">
            <text:p>103.91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2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73376" calcext:value-type="float">
            <text:p>103.97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2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73376" calcext:value-type="float">
            <text:p>103.97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2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48992" calcext:value-type="float">
            <text:p>103.94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2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76424" calcext:value-type="float">
            <text:p>103.97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2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03272" calcext:value-type="float">
            <text:p>103.90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2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00224" calcext:value-type="float">
            <text:p>103.90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2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69744" calcext:value-type="float">
            <text:p>103.86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2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84984" calcext:value-type="float">
            <text:p>103.88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2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27656" calcext:value-type="float">
            <text:p>103.92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2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73376" calcext:value-type="float">
            <text:p>103.97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2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76424" calcext:value-type="float">
            <text:p>103.97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2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81936" calcext:value-type="float">
            <text:p>103.88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2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36216" calcext:value-type="float">
            <text:p>103.83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2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09368" calcext:value-type="float">
            <text:p>103.90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2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6728" calcext:value-type="float">
            <text:p>103.9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2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5204" calcext:value-type="float">
            <text:p>103.95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2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00224" calcext:value-type="float">
            <text:p>103.90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2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0632" calcext:value-type="float">
            <text:p>103.9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2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03272" calcext:value-type="float">
            <text:p>103.90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2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368" calcext:value-type="float">
            <text:p>103.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2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79472" calcext:value-type="float">
            <text:p>103.97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2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39848" calcext:value-type="float">
            <text:p>103.93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2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61184" calcext:value-type="float">
            <text:p>103.96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2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025192" calcext:value-type="float">
            <text:p>104.02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2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79472" calcext:value-type="float">
            <text:p>103.97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2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72792" calcext:value-type="float">
            <text:p>103.87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2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54504" calcext:value-type="float">
            <text:p>103.85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2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15464" calcext:value-type="float">
            <text:p>103.91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2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15464" calcext:value-type="float">
            <text:p>103.91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2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30704" calcext:value-type="float">
            <text:p>103.93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2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88616" calcext:value-type="float">
            <text:p>103.98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2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64232" calcext:value-type="float">
            <text:p>103.96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2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5204" calcext:value-type="float">
            <text:p>103.95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2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0632" calcext:value-type="float">
            <text:p>103.9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2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2156" calcext:value-type="float">
            <text:p>103.92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2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45944" calcext:value-type="float">
            <text:p>103.94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2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94128" calcext:value-type="float">
            <text:p>103.89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2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94128" calcext:value-type="float">
            <text:p>103.89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2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48992" calcext:value-type="float">
            <text:p>103.94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2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24608" calcext:value-type="float">
            <text:p>103.92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2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00224" calcext:value-type="float">
            <text:p>103.90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2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03272" calcext:value-type="float">
            <text:p>103.90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2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09368" calcext:value-type="float">
            <text:p>103.90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2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39848" calcext:value-type="float">
            <text:p>103.93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2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12416" calcext:value-type="float">
            <text:p>103.91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2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39848" calcext:value-type="float">
            <text:p>103.93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2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6728" calcext:value-type="float">
            <text:p>103.9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2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76424" calcext:value-type="float">
            <text:p>103.97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2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000808" calcext:value-type="float">
            <text:p>104.00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2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000808" calcext:value-type="float">
            <text:p>104.00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2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18512" calcext:value-type="float">
            <text:p>103.91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2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88032" calcext:value-type="float">
            <text:p>103.88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2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09368" calcext:value-type="float">
            <text:p>103.90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2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33752" calcext:value-type="float">
            <text:p>103.93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2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58136" calcext:value-type="float">
            <text:p>103.95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2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70328" calcext:value-type="float">
            <text:p>103.97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2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02824" calcext:value-type="float">
            <text:p>104.0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2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58136" calcext:value-type="float">
            <text:p>103.95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1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48408" calcext:value-type="float">
            <text:p>103.84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1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2156" calcext:value-type="float">
            <text:p>103.92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1-12-29 22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12416" calcext:value-type="float">
            <text:p>103.91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1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7584" calcext:value-type="float">
            <text:p>103.8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1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03272" calcext:value-type="float">
            <text:p>103.90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1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18512" calcext:value-type="float">
            <text:p>103.91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1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12416" calcext:value-type="float">
            <text:p>103.91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1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84984" calcext:value-type="float">
            <text:p>103.88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1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00224" calcext:value-type="float">
            <text:p>103.90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1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18512" calcext:value-type="float">
            <text:p>103.91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1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368" calcext:value-type="float">
            <text:p>103.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1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55088" calcext:value-type="float">
            <text:p>103.95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1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48992" calcext:value-type="float">
            <text:p>103.94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1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5204" calcext:value-type="float">
            <text:p>103.95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1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27656" calcext:value-type="float">
            <text:p>103.92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1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30704" calcext:value-type="float">
            <text:p>103.93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1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55088" calcext:value-type="float">
            <text:p>103.95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1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15464" calcext:value-type="float">
            <text:p>103.91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1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368" calcext:value-type="float">
            <text:p>103.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1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27656" calcext:value-type="float">
            <text:p>103.92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1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73376" calcext:value-type="float">
            <text:p>103.97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1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368" calcext:value-type="float">
            <text:p>103.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1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9108" calcext:value-type="float">
            <text:p>103.89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1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15464" calcext:value-type="float">
            <text:p>103.91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1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97176" calcext:value-type="float">
            <text:p>103.89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1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2156" calcext:value-type="float">
            <text:p>103.92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1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18512" calcext:value-type="float">
            <text:p>103.91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1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27656" calcext:value-type="float">
            <text:p>103.92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1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2156" calcext:value-type="float">
            <text:p>103.92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1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30704" calcext:value-type="float">
            <text:p>103.93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1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368" calcext:value-type="float">
            <text:p>103.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1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18512" calcext:value-type="float">
            <text:p>103.91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1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27656" calcext:value-type="float">
            <text:p>103.92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1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61184" calcext:value-type="float">
            <text:p>103.96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1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368" calcext:value-type="float">
            <text:p>103.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1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45944" calcext:value-type="float">
            <text:p>103.94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1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8252" calcext:value-type="float">
            <text:p>103.98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1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2156" calcext:value-type="float">
            <text:p>103.92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1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94128" calcext:value-type="float">
            <text:p>103.89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1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45944" calcext:value-type="float">
            <text:p>103.94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1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48992" calcext:value-type="float">
            <text:p>103.94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1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24608" calcext:value-type="float">
            <text:p>103.92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1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368" calcext:value-type="float">
            <text:p>103.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1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5204" calcext:value-type="float">
            <text:p>103.95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1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18512" calcext:value-type="float">
            <text:p>103.91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1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03272" calcext:value-type="float">
            <text:p>103.90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1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45944" calcext:value-type="float">
            <text:p>103.94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1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5204" calcext:value-type="float">
            <text:p>103.95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1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48992" calcext:value-type="float">
            <text:p>103.94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1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5204" calcext:value-type="float">
            <text:p>103.95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1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45944" calcext:value-type="float">
            <text:p>103.94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1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39848" calcext:value-type="float">
            <text:p>103.93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1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58136" calcext:value-type="float">
            <text:p>103.95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1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39848" calcext:value-type="float">
            <text:p>103.93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1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30704" calcext:value-type="float">
            <text:p>103.93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1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368" calcext:value-type="float">
            <text:p>103.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1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30704" calcext:value-type="float">
            <text:p>103.93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1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27656" calcext:value-type="float">
            <text:p>103.92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1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42896" calcext:value-type="float">
            <text:p>103.94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1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64232" calcext:value-type="float">
            <text:p>103.96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1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58136" calcext:value-type="float">
            <text:p>103.95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1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27656" calcext:value-type="float">
            <text:p>103.92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1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18512" calcext:value-type="float">
            <text:p>103.91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1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18512" calcext:value-type="float">
            <text:p>103.91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1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55088" calcext:value-type="float">
            <text:p>103.95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1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88616" calcext:value-type="float">
            <text:p>103.98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1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45944" calcext:value-type="float">
            <text:p>103.94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1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12416" calcext:value-type="float">
            <text:p>103.91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1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12416" calcext:value-type="float">
            <text:p>103.91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1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9108" calcext:value-type="float">
            <text:p>103.89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1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18512" calcext:value-type="float">
            <text:p>103.91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1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64232" calcext:value-type="float">
            <text:p>103.96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1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6728" calcext:value-type="float">
            <text:p>103.9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1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39848" calcext:value-type="float">
            <text:p>103.93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1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12416" calcext:value-type="float">
            <text:p>103.91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1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33752" calcext:value-type="float">
            <text:p>103.93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1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55088" calcext:value-type="float">
            <text:p>103.95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1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8252" calcext:value-type="float">
            <text:p>103.98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1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64232" calcext:value-type="float">
            <text:p>103.96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1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45944" calcext:value-type="float">
            <text:p>103.94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1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0632" calcext:value-type="float">
            <text:p>103.9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1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51456" calcext:value-type="float">
            <text:p>103.85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1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18512" calcext:value-type="float">
            <text:p>103.91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1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15464" calcext:value-type="float">
            <text:p>103.91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1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27656" calcext:value-type="float">
            <text:p>103.92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1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27656" calcext:value-type="float">
            <text:p>103.92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1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24608" calcext:value-type="float">
            <text:p>103.92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1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2156" calcext:value-type="float">
            <text:p>103.92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1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24608" calcext:value-type="float">
            <text:p>103.92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1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27656" calcext:value-type="float">
            <text:p>103.92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1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45944" calcext:value-type="float">
            <text:p>103.94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1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48992" calcext:value-type="float">
            <text:p>103.94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1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27656" calcext:value-type="float">
            <text:p>103.92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1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03272" calcext:value-type="float">
            <text:p>103.90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1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94128" calcext:value-type="float">
            <text:p>103.89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1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24608" calcext:value-type="float">
            <text:p>103.92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1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39848" calcext:value-type="float">
            <text:p>103.93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1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368" calcext:value-type="float">
            <text:p>103.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1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33752" calcext:value-type="float">
            <text:p>103.93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1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18512" calcext:value-type="float">
            <text:p>103.91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1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61184" calcext:value-type="float">
            <text:p>103.96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1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8252" calcext:value-type="float">
            <text:p>103.98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1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39848" calcext:value-type="float">
            <text:p>103.93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1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24608" calcext:value-type="float">
            <text:p>103.92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1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55088" calcext:value-type="float">
            <text:p>103.95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1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5204" calcext:value-type="float">
            <text:p>103.95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1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09368" calcext:value-type="float">
            <text:p>103.90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1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2156" calcext:value-type="float">
            <text:p>103.92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1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2156" calcext:value-type="float">
            <text:p>103.92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1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15464" calcext:value-type="float">
            <text:p>103.91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1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27656" calcext:value-type="float">
            <text:p>103.92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1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45944" calcext:value-type="float">
            <text:p>103.94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1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45944" calcext:value-type="float">
            <text:p>103.94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1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33752" calcext:value-type="float">
            <text:p>103.93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1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33752" calcext:value-type="float">
            <text:p>103.93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1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368" calcext:value-type="float">
            <text:p>103.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1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58136" calcext:value-type="float">
            <text:p>103.95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1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33752" calcext:value-type="float">
            <text:p>103.93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1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24608" calcext:value-type="float">
            <text:p>103.92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1-09-03 18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55088" calcext:value-type="float">
            <text:p>103.95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1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45944" calcext:value-type="float">
            <text:p>103.94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1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24608" calcext:value-type="float">
            <text:p>103.92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1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12416" calcext:value-type="float">
            <text:p>103.91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1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0632" calcext:value-type="float">
            <text:p>103.9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1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12416" calcext:value-type="float">
            <text:p>103.91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1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12416" calcext:value-type="float">
            <text:p>103.91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1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9108" calcext:value-type="float">
            <text:p>103.89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1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12416" calcext:value-type="float">
            <text:p>103.91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1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30704" calcext:value-type="float">
            <text:p>103.93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1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42896" calcext:value-type="float">
            <text:p>103.94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1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27656" calcext:value-type="float">
            <text:p>103.92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1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03272" calcext:value-type="float">
            <text:p>103.90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1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94128" calcext:value-type="float">
            <text:p>103.89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1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0632" calcext:value-type="float">
            <text:p>103.9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1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18512" calcext:value-type="float">
            <text:p>103.91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1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09368" calcext:value-type="float">
            <text:p>103.90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1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09368" calcext:value-type="float">
            <text:p>103.90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1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9108" calcext:value-type="float">
            <text:p>103.89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1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2156" calcext:value-type="float">
            <text:p>103.92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1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58136" calcext:value-type="float">
            <text:p>103.95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1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48992" calcext:value-type="float">
            <text:p>103.94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1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39848" calcext:value-type="float">
            <text:p>103.93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1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48992" calcext:value-type="float">
            <text:p>103.94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1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45944" calcext:value-type="float">
            <text:p>103.94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1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39848" calcext:value-type="float">
            <text:p>103.93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1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2156" calcext:value-type="float">
            <text:p>103.92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1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2156" calcext:value-type="float">
            <text:p>103.92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1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30704" calcext:value-type="float">
            <text:p>103.93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1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24608" calcext:value-type="float">
            <text:p>103.92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1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00224" calcext:value-type="float">
            <text:p>103.90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1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12416" calcext:value-type="float">
            <text:p>103.91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1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368" calcext:value-type="float">
            <text:p>103.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1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48992" calcext:value-type="float">
            <text:p>103.94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1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55088" calcext:value-type="float">
            <text:p>103.95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1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39848" calcext:value-type="float">
            <text:p>103.93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1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15464" calcext:value-type="float">
            <text:p>103.91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1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39848" calcext:value-type="float">
            <text:p>103.93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1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39848" calcext:value-type="float">
            <text:p>103.93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1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368" calcext:value-type="float">
            <text:p>103.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1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45944" calcext:value-type="float">
            <text:p>103.94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1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58136" calcext:value-type="float">
            <text:p>103.95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1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8252" calcext:value-type="float">
            <text:p>103.98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1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45944" calcext:value-type="float">
            <text:p>103.94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1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15464" calcext:value-type="float">
            <text:p>103.91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1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33752" calcext:value-type="float">
            <text:p>103.93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1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58136" calcext:value-type="float">
            <text:p>103.95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1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64232" calcext:value-type="float">
            <text:p>103.96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1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45944" calcext:value-type="float">
            <text:p>103.94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1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39848" calcext:value-type="float">
            <text:p>103.93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1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5204" calcext:value-type="float">
            <text:p>103.95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1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64232" calcext:value-type="float">
            <text:p>103.96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1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5204" calcext:value-type="float">
            <text:p>103.95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1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39848" calcext:value-type="float">
            <text:p>103.93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1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33752" calcext:value-type="float">
            <text:p>103.93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1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42896" calcext:value-type="float">
            <text:p>103.94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1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42896" calcext:value-type="float">
            <text:p>103.94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1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30704" calcext:value-type="float">
            <text:p>103.93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1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18512" calcext:value-type="float">
            <text:p>103.91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1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30704" calcext:value-type="float">
            <text:p>103.93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1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42896" calcext:value-type="float">
            <text:p>103.94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1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55088" calcext:value-type="float">
            <text:p>103.95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1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58136" calcext:value-type="float">
            <text:p>103.95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1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5204" calcext:value-type="float">
            <text:p>103.95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1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58136" calcext:value-type="float">
            <text:p>103.95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1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6728" calcext:value-type="float">
            <text:p>103.9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1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48992" calcext:value-type="float">
            <text:p>103.94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1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15464" calcext:value-type="float">
            <text:p>103.91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1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97176" calcext:value-type="float">
            <text:p>103.89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1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15464" calcext:value-type="float">
            <text:p>103.91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1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33752" calcext:value-type="float">
            <text:p>103.93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1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58136" calcext:value-type="float">
            <text:p>103.95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1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70328" calcext:value-type="float">
            <text:p>103.97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1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58136" calcext:value-type="float">
            <text:p>103.95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1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70328" calcext:value-type="float">
            <text:p>103.97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1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33752" calcext:value-type="float">
            <text:p>103.93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1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09368" calcext:value-type="float">
            <text:p>103.90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1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03272" calcext:value-type="float">
            <text:p>103.90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1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12416" calcext:value-type="float">
            <text:p>103.91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1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39848" calcext:value-type="float">
            <text:p>103.93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1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33752" calcext:value-type="float">
            <text:p>103.93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1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39848" calcext:value-type="float">
            <text:p>103.93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1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33752" calcext:value-type="float">
            <text:p>103.93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1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2156" calcext:value-type="float">
            <text:p>103.92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1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30704" calcext:value-type="float">
            <text:p>103.93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1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55088" calcext:value-type="float">
            <text:p>103.95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1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70328" calcext:value-type="float">
            <text:p>103.97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1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55088" calcext:value-type="float">
            <text:p>103.95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1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27656" calcext:value-type="float">
            <text:p>103.92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1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24608" calcext:value-type="float">
            <text:p>103.92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1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368" calcext:value-type="float">
            <text:p>103.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1-06-04 19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48992" calcext:value-type="float">
            <text:p>103.94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1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30704" calcext:value-type="float">
            <text:p>103.93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1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33752" calcext:value-type="float">
            <text:p>103.93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1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61184" calcext:value-type="float">
            <text:p>103.96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1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55088" calcext:value-type="float">
            <text:p>103.95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1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18512" calcext:value-type="float">
            <text:p>103.91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1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18512" calcext:value-type="float">
            <text:p>103.91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1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368" calcext:value-type="float">
            <text:p>103.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1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55088" calcext:value-type="float">
            <text:p>103.95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1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58136" calcext:value-type="float">
            <text:p>103.95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1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5204" calcext:value-type="float">
            <text:p>103.95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1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61184" calcext:value-type="float">
            <text:p>103.96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1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88616" calcext:value-type="float">
            <text:p>103.98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1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76424" calcext:value-type="float">
            <text:p>103.97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1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5204" calcext:value-type="float">
            <text:p>103.95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1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2156" calcext:value-type="float">
            <text:p>103.92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1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2156" calcext:value-type="float">
            <text:p>103.92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1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39848" calcext:value-type="float">
            <text:p>103.93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1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48992" calcext:value-type="float">
            <text:p>103.94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1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368" calcext:value-type="float">
            <text:p>103.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1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24608" calcext:value-type="float">
            <text:p>103.92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1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39848" calcext:value-type="float">
            <text:p>103.93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1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6728" calcext:value-type="float">
            <text:p>103.9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1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76424" calcext:value-type="float">
            <text:p>103.97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1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5204" calcext:value-type="float">
            <text:p>103.95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1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30704" calcext:value-type="float">
            <text:p>103.93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1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368" calcext:value-type="float">
            <text:p>103.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1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368" calcext:value-type="float">
            <text:p>103.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1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5204" calcext:value-type="float">
            <text:p>103.95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1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70328" calcext:value-type="float">
            <text:p>103.97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1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79472" calcext:value-type="float">
            <text:p>103.97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1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73376" calcext:value-type="float">
            <text:p>103.97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1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18512" calcext:value-type="float">
            <text:p>103.91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1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7584" calcext:value-type="float">
            <text:p>103.8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1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30704" calcext:value-type="float">
            <text:p>103.93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1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85568" calcext:value-type="float">
            <text:p>103.98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1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016048" calcext:value-type="float">
            <text:p>104.01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1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85568" calcext:value-type="float">
            <text:p>103.98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1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48992" calcext:value-type="float">
            <text:p>103.94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1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18512" calcext:value-type="float">
            <text:p>103.91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1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2156" calcext:value-type="float">
            <text:p>103.92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1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58136" calcext:value-type="float">
            <text:p>103.95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1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61184" calcext:value-type="float">
            <text:p>103.96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1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27656" calcext:value-type="float">
            <text:p>103.92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1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09368" calcext:value-type="float">
            <text:p>103.90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1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39848" calcext:value-type="float">
            <text:p>103.93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1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73376" calcext:value-type="float">
            <text:p>103.97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1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61184" calcext:value-type="float">
            <text:p>103.96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1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48992" calcext:value-type="float">
            <text:p>103.94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1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5204" calcext:value-type="float">
            <text:p>103.95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1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58136" calcext:value-type="float">
            <text:p>103.95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1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45944" calcext:value-type="float">
            <text:p>103.94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1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27656" calcext:value-type="float">
            <text:p>103.92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1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09368" calcext:value-type="float">
            <text:p>103.90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1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00224" calcext:value-type="float">
            <text:p>103.90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1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18512" calcext:value-type="float">
            <text:p>103.91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1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27656" calcext:value-type="float">
            <text:p>103.92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1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33752" calcext:value-type="float">
            <text:p>103.93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1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73376" calcext:value-type="float">
            <text:p>103.97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1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27656" calcext:value-type="float">
            <text:p>103.92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1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0632" calcext:value-type="float">
            <text:p>103.9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1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48992" calcext:value-type="float">
            <text:p>103.94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1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61184" calcext:value-type="float">
            <text:p>103.96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1-04-02 20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48992" calcext:value-type="float">
            <text:p>103.94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1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368" calcext:value-type="float">
            <text:p>103.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1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94712" calcext:value-type="float">
            <text:p>103.99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1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27656" calcext:value-type="float">
            <text:p>103.92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1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15464" calcext:value-type="float">
            <text:p>103.91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1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016048" calcext:value-type="float">
            <text:p>104.01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1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019096" calcext:value-type="float">
            <text:p>104.01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1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55088" calcext:value-type="float">
            <text:p>103.95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1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24608" calcext:value-type="float">
            <text:p>103.92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1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18512" calcext:value-type="float">
            <text:p>103.91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1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84984" calcext:value-type="float">
            <text:p>103.88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1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368" calcext:value-type="float">
            <text:p>103.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1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24608" calcext:value-type="float">
            <text:p>103.92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1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55088" calcext:value-type="float">
            <text:p>103.95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1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6728" calcext:value-type="float">
            <text:p>103.9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1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73376" calcext:value-type="float">
            <text:p>103.97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1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85568" calcext:value-type="float">
            <text:p>103.98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1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368" calcext:value-type="float">
            <text:p>103.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1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12416" calcext:value-type="float">
            <text:p>103.91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1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76424" calcext:value-type="float">
            <text:p>103.97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1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91664" calcext:value-type="float">
            <text:p>103.99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1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73376" calcext:value-type="float">
            <text:p>103.97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1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61184" calcext:value-type="float">
            <text:p>103.96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1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61184" calcext:value-type="float">
            <text:p>103.96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1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58136" calcext:value-type="float">
            <text:p>103.95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1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70328" calcext:value-type="float">
            <text:p>103.97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1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48992" calcext:value-type="float">
            <text:p>103.94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1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30704" calcext:value-type="float">
            <text:p>103.93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1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85568" calcext:value-type="float">
            <text:p>103.98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1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013" calcext:value-type="float">
            <text:p>104.01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1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2156" calcext:value-type="float">
            <text:p>103.92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1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42896" calcext:value-type="float">
            <text:p>103.94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1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02824" calcext:value-type="float">
            <text:p>104.0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1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77948" calcext:value-type="float">
            <text:p>103.977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1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87337806452" calcext:value-type="float">
            <text:p>103.987337806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0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93925419355" calcext:value-type="float">
            <text:p>103.9939254193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0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986744" calcext:value-type="float">
            <text:p>103.9986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0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96776774194" calcext:value-type="float">
            <text:p>103.9967767741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0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00238116129" calcext:value-type="float">
            <text:p>104.002381161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0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99145454546" calcext:value-type="float">
            <text:p>103.9991454545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0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011152727273" calcext:value-type="float">
            <text:p>104.01115272727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0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0127968" calcext:value-type="float">
            <text:p>104.012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0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01480975" calcext:value-type="float">
            <text:p>104.014809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0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0214328" calcext:value-type="float">
            <text:p>104.0214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0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030009806452" calcext:value-type="float">
            <text:p>104.030009806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0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047684137931" calcext:value-type="float">
            <text:p>104.04768413793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20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059309935484" calcext:value-type="float">
            <text:p>104.059309935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19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07100725" calcext:value-type="float">
            <text:p>104.071007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19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0656288" calcext:value-type="float">
            <text:p>104.0656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19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077696258065" calcext:value-type="float">
            <text:p>104.07769625806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19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074648258065" calcext:value-type="float">
            <text:p>104.07464825806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19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079466064516" calcext:value-type="float">
            <text:p>104.079466064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19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100605419355" calcext:value-type="float">
            <text:p>104.1006054193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19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110028" calcext:value-type="float">
            <text:p>104.110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19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12016768" calcext:value-type="float">
            <text:p>104.12016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19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1254712" calcext:value-type="float">
            <text:p>104.125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19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14396875" calcext:value-type="float">
            <text:p>104.143968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19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155494" calcext:value-type="float">
            <text:p>104.1554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19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174052387097" calcext:value-type="float">
            <text:p>104.17405238709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18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181783" calcext:value-type="float">
            <text:p>104.18178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18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1859232" calcext:value-type="float">
            <text:p>104.1859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18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177100387097" calcext:value-type="float">
            <text:p>104.17710038709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18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1754584" calcext:value-type="float">
            <text:p>104.175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18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177985290323" calcext:value-type="float">
            <text:p>104.17798529032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18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19407025" calcext:value-type="float">
            <text:p>104.194070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18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2001472" calcext:value-type="float">
            <text:p>104.2001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18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2075005" calcext:value-type="float">
            <text:p>104.207500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18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2127456" calcext:value-type="float">
            <text:p>104.2127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18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224196903226" calcext:value-type="float">
            <text:p>104.2241969032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18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232238285714" calcext:value-type="float">
            <text:p>104.2322382857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18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2433145" calcext:value-type="float">
            <text:p>104.24331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17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250154064516" calcext:value-type="float">
            <text:p>104.250154064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17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2491184" calcext:value-type="float">
            <text:p>104.249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17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246811096774" calcext:value-type="float">
            <text:p>104.2468110967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17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24002683871" calcext:value-type="float">
            <text:p>104.240026838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17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236782193548" calcext:value-type="float">
            <text:p>104.236782193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17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259888" calcext:value-type="float">
            <text:p>104.25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17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257626580645" calcext:value-type="float">
            <text:p>104.2576265806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17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266278967742" calcext:value-type="float">
            <text:p>104.2662789677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17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2780744" calcext:value-type="float">
            <text:p>104.278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17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281605" calcext:value-type="float">
            <text:p>104.28160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17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268814285714" calcext:value-type="float">
            <text:p>104.2688142857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17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266365" calcext:value-type="float">
            <text:p>104.26636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16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25557" calcext:value-type="float">
            <text:p>104.2555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16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0256" calcext:value-type="float">
            <text:p>104.3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15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6352" calcext:value-type="float">
            <text:p>104.3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15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0256" calcext:value-type="float">
            <text:p>104.3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15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3304" calcext:value-type="float">
            <text:p>104.3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15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94" calcext:value-type="float">
            <text:p>104.3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14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94" calcext:value-type="float">
            <text:p>104.3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14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6352" calcext:value-type="float">
            <text:p>104.3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14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6352" calcext:value-type="float">
            <text:p>104.3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13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0256" calcext:value-type="float">
            <text:p>104.3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13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0256" calcext:value-type="float">
            <text:p>104.3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13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6352" calcext:value-type="float">
            <text:p>104.3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13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276652" calcext:value-type="float">
            <text:p>104.2766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13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0256" calcext:value-type="float">
            <text:p>104.3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13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6352" calcext:value-type="float">
            <text:p>104.3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12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5496" calcext:value-type="float">
            <text:p>104.45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12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0256" calcext:value-type="float">
            <text:p>104.3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12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3304" calcext:value-type="float">
            <text:p>104.3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12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3304" calcext:value-type="float">
            <text:p>104.3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12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3304" calcext:value-type="float">
            <text:p>104.3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12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0256" calcext:value-type="float">
            <text:p>104.3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11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6352" calcext:value-type="float">
            <text:p>104.3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11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0256" calcext:value-type="float">
            <text:p>104.3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11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0256" calcext:value-type="float">
            <text:p>104.3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11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0256" calcext:value-type="float">
            <text:p>104.3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11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0256" calcext:value-type="float">
            <text:p>104.3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11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27208" calcext:value-type="float">
            <text:p>104.27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11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6352" calcext:value-type="float">
            <text:p>104.3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10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0256" calcext:value-type="float">
            <text:p>104.3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10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27208" calcext:value-type="float">
            <text:p>104.27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10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0256" calcext:value-type="float">
            <text:p>104.3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10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0256" calcext:value-type="float">
            <text:p>104.3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10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0256" calcext:value-type="float">
            <text:p>104.3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10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27208" calcext:value-type="float">
            <text:p>104.27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09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2416" calcext:value-type="float">
            <text:p>104.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09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0256" calcext:value-type="float">
            <text:p>104.3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09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27208" calcext:value-type="float">
            <text:p>104.27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09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27208" calcext:value-type="float">
            <text:p>104.27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09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0256" calcext:value-type="float">
            <text:p>104.3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09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27208" calcext:value-type="float">
            <text:p>104.27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08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0256" calcext:value-type="float">
            <text:p>104.3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08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27208" calcext:value-type="float">
            <text:p>104.27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08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27208" calcext:value-type="float">
            <text:p>104.27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08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21112" calcext:value-type="float">
            <text:p>104.2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08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2416" calcext:value-type="float">
            <text:p>104.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07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21112" calcext:value-type="float">
            <text:p>104.2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07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21112" calcext:value-type="float">
            <text:p>104.2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07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21112" calcext:value-type="float">
            <text:p>104.2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07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18064" calcext:value-type="float">
            <text:p>104.1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07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21112" calcext:value-type="float">
            <text:p>104.2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07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21112" calcext:value-type="float">
            <text:p>104.2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06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15016" calcext:value-type="float">
            <text:p>104.1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06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2416" calcext:value-type="float">
            <text:p>104.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06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21112" calcext:value-type="float">
            <text:p>104.2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06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22636" calcext:value-type="float">
            <text:p>104.22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06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21112" calcext:value-type="float">
            <text:p>104.2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06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21112" calcext:value-type="float">
            <text:p>104.2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06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18064" calcext:value-type="float">
            <text:p>104.1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06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18064" calcext:value-type="float">
            <text:p>104.1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05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21112" calcext:value-type="float">
            <text:p>104.2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05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21112" calcext:value-type="float">
            <text:p>104.2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05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15016" calcext:value-type="float">
            <text:p>104.1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05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18064" calcext:value-type="float">
            <text:p>104.1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05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21112" calcext:value-type="float">
            <text:p>104.2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05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21112" calcext:value-type="float">
            <text:p>104.2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04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21112" calcext:value-type="float">
            <text:p>104.2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04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21112" calcext:value-type="float">
            <text:p>104.2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04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18064" calcext:value-type="float">
            <text:p>104.1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04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27208" calcext:value-type="float">
            <text:p>104.27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04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2416" calcext:value-type="float">
            <text:p>104.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04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2416" calcext:value-type="float">
            <text:p>104.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03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21112" calcext:value-type="float">
            <text:p>104.2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03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18064" calcext:value-type="float">
            <text:p>104.1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03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18064" calcext:value-type="float">
            <text:p>104.1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03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18064" calcext:value-type="float">
            <text:p>104.1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03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15016" calcext:value-type="float">
            <text:p>104.1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03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18064" calcext:value-type="float">
            <text:p>104.1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03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15016" calcext:value-type="float">
            <text:p>104.1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03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18064" calcext:value-type="float">
            <text:p>104.1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02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18064" calcext:value-type="float">
            <text:p>104.1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02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21112" calcext:value-type="float">
            <text:p>104.2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02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15016" calcext:value-type="float">
            <text:p>104.1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02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18064" calcext:value-type="float">
            <text:p>104.1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02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15016" calcext:value-type="float">
            <text:p>104.1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02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15016" calcext:value-type="float">
            <text:p>104.1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02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21112" calcext:value-type="float">
            <text:p>104.2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01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15016" calcext:value-type="float">
            <text:p>104.1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00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18064" calcext:value-type="float">
            <text:p>104.1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2000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21112" calcext:value-type="float">
            <text:p>104.2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1999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21112" calcext:value-type="float">
            <text:p>104.2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1999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21112" calcext:value-type="float">
            <text:p>104.2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1999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2416" calcext:value-type="float">
            <text:p>104.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1999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18064" calcext:value-type="float">
            <text:p>104.1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1999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2416" calcext:value-type="float">
            <text:p>104.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1998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2416" calcext:value-type="float">
            <text:p>104.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1998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2416" calcext:value-type="float">
            <text:p>104.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1998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18064" calcext:value-type="float">
            <text:p>104.1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1998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27208" calcext:value-type="float">
            <text:p>104.27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1998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21112" calcext:value-type="float">
            <text:p>104.2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1997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27208" calcext:value-type="float">
            <text:p>104.27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1993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27208" calcext:value-type="float">
            <text:p>104.27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1983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128568" calcext:value-type="float">
            <text:p>105.128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1983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183432" calcext:value-type="float">
            <text:p>105.183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1983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180384" calcext:value-type="float">
            <text:p>105.180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1983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88168" calcext:value-type="float">
            <text:p>104.88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1982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351072" calcext:value-type="float">
            <text:p>105.35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1979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698544" calcext:value-type="float">
            <text:p>105.69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953112151401</text:p>
          </table:table-cell>
          <table:table-cell office:value-type="string" calcext:value-type="string">
            <text:p>1979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156" calcext:value-type="float">
            <text:p>105.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703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7731" meta:object-count="0"/>
    <meta:user-defined meta:name="AppVersion">3.0</meta:user-defined>
  </office:meta>
</office:document-meta>
</file>